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7"/>
    <style:style style:name="ce6" style:family="table-cell" style:parent-style-name="Default">
      <style:table-cell-properties fo:background-color="#dddddd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lea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small</text:p>
          </table:table-cell>
          <table:table-cell table:style-name="ce3" office:value-type="string" calcext:value-type="string">
            <text:p>1 bi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d-err</text:p>
          </table:table-cell>
          <table:table-cell table:style-name="ce4" table:formula="of:=STDEVP([.B9:.B128])/SQRT(COUNT([.B9:.B128]))" office:value-type="float" office:value="0.393817234118682" calcext:value-type="float">
            <text:p/>
          </table:table-cell>
          <table:table-cell table:style-name="ce4" table:formula="of:=STDEVP([.C9:.C128])/SQRT(COUNT([.C9:.C128]))" office:value-type="float" office:value="0.134155451567147" calcext:value-type="float">
            <text:p/>
          </table:table-cell>
          <table:table-cell table:style-name="ce4" table:formula="of:=STDEVP([.D9:.D128])/SQRT(COUNT([.D9:.D128]))" office:value-type="float" office:value="0.133324652495189" calcext:value-type="float">
            <text:p/>
          </table:table-cell>
          <table:table-cell table:style-name="ce4" table:formula="of:=STDEVP([.E9:.E128])/SQRT(COUNT([.E9:.E128]))" office:value-type="float" office:value="0.115206638022487" calcext:value-type="float">
            <text:p/>
          </table:table-cell>
          <table:table-cell table:style-name="ce4" table:formula="of:=STDEVP([.F9:.F128])/SQRT(COUNT([.F9:.F128]))" office:value-type="float" office:value="0.117457636177033" calcext:value-type="float">
            <text:p/>
          </table:table-cell>
          <table:table-cell table:style-name="ce4" table:formula="of:=STDEVP([.G9:.G128])/SQRT(COUNT([.G9:.G128]))" office:value-type="float" office:value="0.103411149015668" calcext:value-type="float">
            <text:p/>
          </table:table-cell>
          <table:table-cell table:style-name="ce4" table:formula="of:=STDEVP([.H9:.H128])/SQRT(COUNT([.H9:.H128]))" office:value-type="float" office:value="0.117102361047773" calcext:value-type="float">
            <text:p/>
          </table:table-cell>
          <table:table-cell table:style-name="ce4" table:formula="of:=STDEVP([.I9:.I128])/SQRT(COUNT([.I9:.I128]))" office:value-type="float" office:value="0.101376521315707" calcext:value-type="float">
            <text:p/>
          </table:table-cell>
          <table:table-cell table:style-name="ce4" table:formula="of:=STDEVP([.J9:.J128])/SQRT(COUNT([.J9:.J128]))" office:value-type="float" office:value="0.102172580035502" calcext:value-type="float">
            <text:p/>
          </table:table-cell>
          <table:table-cell table:style-name="ce4" table:formula="of:=STDEVP([.K9:.K128])/SQRT(COUNT([.K9:.K128]))" office:value-type="float" office:value="0.0824817600487571" calcext:value-type="float">
            <text:p/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9:.B128])" office:value-type="float" office:value="20.175" calcext:value-type="float">
            <text:p/>
          </table:table-cell>
          <table:table-cell table:style-name="ce5" table:formula="of:=AVERAGE([.C9:.C128])" office:value-type="float" office:value="2.41666666666667" calcext:value-type="float">
            <text:p/>
          </table:table-cell>
          <table:table-cell table:style-name="ce5" table:formula="of:=AVERAGE([.D9:.D128])" office:value-type="float" office:value="2.18333333333333" calcext:value-type="float">
            <text:p/>
          </table:table-cell>
          <table:table-cell table:style-name="ce5" table:formula="of:=AVERAGE([.E9:.E128])" office:value-type="float" office:value="1.875" calcext:value-type="float">
            <text:p/>
          </table:table-cell>
          <table:table-cell table:style-name="ce5" table:formula="of:=AVERAGE([.F9:.F128])" office:value-type="float" office:value="1.83333333333333" calcext:value-type="float">
            <text:p/>
          </table:table-cell>
          <table:table-cell table:style-name="ce5" table:formula="of:=AVERAGE([.G9:.G128])" office:value-type="float" office:value="1.50833333333333" calcext:value-type="float">
            <text:p/>
          </table:table-cell>
          <table:table-cell table:style-name="ce5" table:formula="of:=AVERAGE([.H9:.H128])" office:value-type="float" office:value="1.43333333333333" calcext:value-type="float">
            <text:p/>
          </table:table-cell>
          <table:table-cell table:style-name="ce5" table:formula="of:=AVERAGE([.I9:.I128])" office:value-type="float" office:value="1.24166666666667" calcext:value-type="float">
            <text:p/>
          </table:table-cell>
          <table:table-cell table:style-name="ce5" table:formula="of:=AVERAGE([.J9:.J128])" office:value-type="float" office:value="1.075" calcext:value-type="float">
            <text:p/>
          </table:table-cell>
          <table:table-cell table:style-name="ce5" table:formula="of:=AVERAGE([.K9:.K128])" office:value-type="float" office:value="0.816666666666667" calcext:value-type="float">
            <text:p/>
          </table:table-cell>
        </table:table-row>
        <table:table-row table:style-name="ro1">
          <table:table-cell table:style-name="ce2" office:value-type="string" calcext:value-type="string">
            <text:p>thicknes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0.165" calcext:value-type="float">
            <text:p>0.165</text:p>
          </table:table-cell>
          <table:table-cell table:style-name="ce3" office:value-type="float" office:value="0.203" calcext:value-type="float">
            <text:p>0.203</text:p>
          </table:table-cell>
          <table:table-cell table:style-name="ce3" office:value-type="float" office:value="0.241" calcext:value-type="float">
            <text:p>0.241</text:p>
          </table:table-cell>
          <table:table-cell table:style-name="ce3" office:value-type="float" office:value="0.302" calcext:value-type="float">
            <text:p>0.302</text:p>
          </table:table-cell>
          <table:table-cell office:value-type="float" office:value="0.398" calcext:value-type="float">
            <text:p>0.39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317" calcext:value-type="float">
            <text:p>0.31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ime (s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7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 table:number-rows-repeated="10484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shapes>
          <draw:frame draw:z-index="0" draw:style-name="gr1" draw:text-style-name="P1" svg:width="11.048in" svg:height="6.2181in" svg:x="0in" svg:y="0.178in">
            <draw:object draw:notify-on-update-of-ranges="Sheet1.C4:Sheet1.K4 Sheet1.C5:Sheet1.K5 Sheet1.C3:Sheet1.K3 Sheet1.C3:Sheet1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8.8618in" svg:height="4.8567in" svg:x="0in" svg:y="0in">
            <draw:object draw:notify-on-update-of-ranges="Sheet1.C5:Sheet1.K5 Sheet1.C4:Sheet1.K4 Sheet1.C3:Sheet1.K3 Sheet1.C3:Sheet1.K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2" table:number-rows-repeated="28">
          <table:table-cell/>
        </table:table-row>
        <table:table-row table:style-name="ro1">
          <table:table-cell table:formula="of:=2.2" office:value-type="float" office:value="2.2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10:21:16.20712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1:02:27.543463301</meta:creation-date>
    <dc:date>2014-03-20T20:40:55.162377000</dc:date>
    <meta:editing-duration>PT3M57S</meta:editing-duration>
    <meta:editing-cycles>3</meta:editing-cycles>
    <meta:generator>LibreOffice/4.2.0.4$MacOSX_X86_64 LibreOffice_project/05dceb5d363845f2cf968344d7adab8dcfb2ba71</meta:generator>
    <meta:document-statistic meta:table-count="3" meta:cell-count="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error-category="cell-range" chart:error-upper-range="Sheet1.C3:Sheet1.K3" chart:error-lower-range="Sheet1.C3:Sheet1.K3"/>
    </style:style>
    <style:style style:name="ch3" style:family="chart" style:data-style-name="N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error-category="cell-range" chart:error-upper-range="Sheet1.C3:Sheet1.K3" chart:error-lower-range="Sheet1.C3:Sheet1.K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period="2" chart:regression-extrapolate-forward="0" chart:regression-extrapolate-backward="0" chart:regression-force-intercept="false" chart:regression-intercept-value="0" chart:regression-type="exponential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Sheet1.C3:Sheet1.K3" chart:error-lower-range="Sheet1.C3:Sheet1.K3" char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05cm" chart:symbol-height="0.0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63cm" svg:height="15.795cm" xlink:href=".." xlink:type="simple" chart:class="chart:scatter" chart:style-name="ch1">
        <chart:plot-area chart:style-name="ch2" table:cell-range-address="Sheet1.C4:Sheet1.K5" svg:x="1.034cm" svg:y="1.347cm" svg:width="25.929cm" svg:height="13.664cm">
          <chartooo:coordinate-region svg:x="1.766cm" svg:y="1.543cm" svg:width="24.75cm" svg:height="12.82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K5" chart:class="chart:scatter">
            <chart:domain table:cell-range-address="Sheet1.C4:Sheet1.K4"/>
            <chart:regression-curve chart:style-name="ch7">
              <chart:equation chart:display-equation="true" chart:display-r-square="true" svg:x="5.176cm" svg:y="0.056cm"/>
            </chart:regression-curve>
            <chart:error-indicator chart:style-name="ch8" chart:dimension="y"/>
            <chart:data-point chart:repeated="4"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.41666666666667">
                <text:p>2.41666666666667</text:p>
                <draw:g>
                  <svg:desc>Sheet1.C4:Sheet1.K4</svg:desc>
                </draw:g>
              </table:table-cell>
              <table:table-cell office:value-type="float" office:value="2.18333333333333">
                <text:p>2.18333333333333</text:p>
              </table:table-cell>
              <table:table-cell office:value-type="float" office:value="1.875">
                <text:p>1.87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50833333333333">
                <text:p>1.508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24166666666667">
                <text:p>1.24166666666667</text:p>
              </table:table-cell>
              <table:table-cell office:value-type="float" office:value="1.075">
                <text:p>1.075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35">
                <text:p>0.035</text:p>
                <draw:g>
                  <svg:desc>Sheet1.C5:Sheet1.K5</svg:desc>
                </draw:g>
              </table:table-cell>
              <table:table-cell office:value-type="float" office:value="0.063">
                <text:p>0.063</text:p>
              </table:table-cell>
              <table:table-cell office:value-type="float" office:value="0.127">
                <text:p>0.127</text:p>
              </table:table-cell>
              <table:table-cell office:value-type="float" office:value="0.165">
                <text:p>0.165</text:p>
              </table:table-cell>
              <table:table-cell office:value-type="float" office:value="0.203">
                <text:p>0.203</text:p>
              </table:table-cell>
              <table:table-cell office:value-type="float" office:value="0.241">
                <text:p>0.241</text:p>
              </table:table-cell>
              <table:table-cell office:value-type="float" office:value="0.302">
                <text:p>0.302</text:p>
              </table:table-cell>
              <table:table-cell office:value-type="float" office:value="0.398">
                <text:p>0.39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134155451567147">
                <text:p>0.134155451567147</text:p>
                <draw:g>
                  <svg:desc>Sheet1.C3:Sheet1.K3</svg:desc>
                </draw:g>
              </table:table-cell>
              <table:table-cell office:value-type="float" office:value="0.133324652495189">
                <text:p>0.133324652495189</text:p>
              </table:table-cell>
              <table:table-cell office:value-type="float" office:value="0.115206638022487">
                <text:p>0.115206638022487</text:p>
              </table:table-cell>
              <table:table-cell office:value-type="float" office:value="0.117457636177033">
                <text:p>0.117457636177033</text:p>
              </table:table-cell>
              <table:table-cell office:value-type="float" office:value="0.103411149015668">
                <text:p>0.103411149015668</text:p>
              </table:table-cell>
              <table:table-cell office:value-type="float" office:value="0.117102361047773">
                <text:p>0.117102361047773</text:p>
              </table:table-cell>
              <table:table-cell office:value-type="float" office:value="0.101376521315707">
                <text:p>0.101376521315707</text:p>
              </table:table-cell>
              <table:table-cell office:value-type="float" office:value="0.102172580035502">
                <text:p>0.102172580035502</text:p>
              </table:table-cell>
              <table:table-cell office:value-type="float" office:value="0.0824817600487571">
                <text:p>0.0824817600487571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134155451567147">
                <text:p>0.134155451567147</text:p>
                <draw:g>
                  <svg:desc>Sheet1.C3:Sheet1.K3</svg:desc>
                </draw:g>
              </table:table-cell>
              <table:table-cell office:value-type="float" office:value="0.133324652495189">
                <text:p>0.133324652495189</text:p>
              </table:table-cell>
              <table:table-cell office:value-type="float" office:value="0.115206638022487">
                <text:p>0.115206638022487</text:p>
              </table:table-cell>
              <table:table-cell office:value-type="float" office:value="0.117457636177033">
                <text:p>0.117457636177033</text:p>
              </table:table-cell>
              <table:table-cell office:value-type="float" office:value="0.103411149015668">
                <text:p>0.103411149015668</text:p>
              </table:table-cell>
              <table:table-cell office:value-type="float" office:value="0.117102361047773">
                <text:p>0.117102361047773</text:p>
              </table:table-cell>
              <table:table-cell office:value-type="float" office:value="0.101376521315707">
                <text:p>0.101376521315707</text:p>
              </table:table-cell>
              <table:table-cell office:value-type="float" office:value="0.102172580035502">
                <text:p>0.102172580035502</text:p>
              </table:table-cell>
              <table:table-cell office:value-type="float" office:value="0.0824817600487571">
                <text:p>0.0824817600487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MacOSX_X86_64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 chart:error-category="cell-range" chart:error-upper-range="Sheet1.C3:Sheet1.K3" chart:error-lower-range="Sheet1.C3:Sheet1.K3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amed-symbol" chart:symbol-name="square" chart:symbol-width="0.05cm" chart:symbol-height="0.05cm" chart:error-category="cell-range" chart:error-upper-range="Sheet1.C3:Sheet1.K3" chart:error-lower-range="Sheet1.C3:Sheet1.K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period="2" chart:regression-extrapolate-forward="0" chart:regression-extrapolate-backward="0" chart:regression-force-intercept="false" chart:regression-intercept-value="0" chart:regression-type="exponential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Sheet1.C3:Sheet1.K3" chart:error-lower-range="Sheet1.C3:Sheet1.K3" char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1cm" svg:height="12.337cm" xlink:href=".." xlink:type="simple" chart:class="chart:scatter" chart:row-mapping="1 0" chart:style-name="ch1">
        <chart:plot-area chart:style-name="ch2" table:cell-range-address="Sheet1.C4:Sheet1.K5" svg:x="0.297cm" svg:y="1.083cm" svg:width="21.672cm" svg:height="10.015cm">
          <chartooo:coordinate-region svg:x="1.44cm" svg:y="1.279cm" svg:width="20.287cm" svg:height="9.1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K4" chart:class="chart:scatter">
            <chart:domain table:cell-range-address="Sheet1.C5:Sheet1.K5"/>
            <chart:regression-curve chart:style-name="ch7">
              <chart:equation chart:display-equation="true" chart:display-r-square="true" svg:x="9.719cm" svg:y="0.151cm"/>
            </chart:regression-curve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35">
                <text:p>0.035</text:p>
                <draw:g>
                  <svg:desc>Sheet1.C5:Sheet1.K5</svg:desc>
                </draw:g>
              </table:table-cell>
              <table:table-cell office:value-type="float" office:value="0.063">
                <text:p>0.063</text:p>
              </table:table-cell>
              <table:table-cell office:value-type="float" office:value="0.127">
                <text:p>0.127</text:p>
              </table:table-cell>
              <table:table-cell office:value-type="float" office:value="0.165">
                <text:p>0.165</text:p>
              </table:table-cell>
              <table:table-cell office:value-type="float" office:value="0.203">
                <text:p>0.203</text:p>
              </table:table-cell>
              <table:table-cell office:value-type="float" office:value="0.241">
                <text:p>0.241</text:p>
              </table:table-cell>
              <table:table-cell office:value-type="float" office:value="0.302">
                <text:p>0.302</text:p>
              </table:table-cell>
              <table:table-cell office:value-type="float" office:value="0.398">
                <text:p>0.39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.41666666666667">
                <text:p>2.41666666666667</text:p>
                <draw:g>
                  <svg:desc>Sheet1.C4:Sheet1.K4</svg:desc>
                </draw:g>
              </table:table-cell>
              <table:table-cell office:value-type="float" office:value="2.18333333333333">
                <text:p>2.18333333333333</text:p>
              </table:table-cell>
              <table:table-cell office:value-type="float" office:value="1.875">
                <text:p>1.875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50833333333333">
                <text:p>1.50833333333333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1.24166666666667">
                <text:p>1.24166666666667</text:p>
              </table:table-cell>
              <table:table-cell office:value-type="float" office:value="1.075">
                <text:p>1.075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134155451567147">
                <text:p>0.134155451567147</text:p>
                <draw:g>
                  <svg:desc>Sheet1.C3:Sheet1.K3</svg:desc>
                </draw:g>
              </table:table-cell>
              <table:table-cell office:value-type="float" office:value="0.133324652495189">
                <text:p>0.133324652495189</text:p>
              </table:table-cell>
              <table:table-cell office:value-type="float" office:value="0.115206638022487">
                <text:p>0.115206638022487</text:p>
              </table:table-cell>
              <table:table-cell office:value-type="float" office:value="0.117457636177033">
                <text:p>0.117457636177033</text:p>
              </table:table-cell>
              <table:table-cell office:value-type="float" office:value="0.103411149015668">
                <text:p>0.103411149015668</text:p>
              </table:table-cell>
              <table:table-cell office:value-type="float" office:value="0.117102361047773">
                <text:p>0.117102361047773</text:p>
              </table:table-cell>
              <table:table-cell office:value-type="float" office:value="0.101376521315707">
                <text:p>0.101376521315707</text:p>
              </table:table-cell>
              <table:table-cell office:value-type="float" office:value="0.102172580035502">
                <text:p>0.102172580035502</text:p>
              </table:table-cell>
              <table:table-cell office:value-type="float" office:value="0.0824817600487571">
                <text:p>0.0824817600487571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134155451567147">
                <text:p>0.134155451567147</text:p>
                <draw:g>
                  <svg:desc>Sheet1.C3:Sheet1.K3</svg:desc>
                </draw:g>
              </table:table-cell>
              <table:table-cell office:value-type="float" office:value="0.133324652495189">
                <text:p>0.133324652495189</text:p>
              </table:table-cell>
              <table:table-cell office:value-type="float" office:value="0.115206638022487">
                <text:p>0.115206638022487</text:p>
              </table:table-cell>
              <table:table-cell office:value-type="float" office:value="0.117457636177033">
                <text:p>0.117457636177033</text:p>
              </table:table-cell>
              <table:table-cell office:value-type="float" office:value="0.103411149015668">
                <text:p>0.103411149015668</text:p>
              </table:table-cell>
              <table:table-cell office:value-type="float" office:value="0.117102361047773">
                <text:p>0.117102361047773</text:p>
              </table:table-cell>
              <table:table-cell office:value-type="float" office:value="0.101376521315707">
                <text:p>0.101376521315707</text:p>
              </table:table-cell>
              <table:table-cell office:value-type="float" office:value="0.102172580035502">
                <text:p>0.102172580035502</text:p>
              </table:table-cell>
              <table:table-cell office:value-type="float" office:value="0.0824817600487571">
                <text:p>0.0824817600487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MacOSX_X86_64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